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121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_current dollar</text:p>
          </table:table-cell>
          <table:table-cell office:value-type="string" calcext:value-type="string">
            <text:p>gdp_2009_chained_dollar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CPI</text:p>
          </table:table-cell>
        </table:table-row>
        <table:table-row table:style-name="ro1">
          <table:table-cell office:value-type="string" calcext:value-type="string">
            <text:p>1995</text:p>
          </table:table-cell>
          <table:table-cell office:value-type="float" office:value="7664.1" calcext:value-type="float">
            <text:p>7,664.1</text:p>
          </table:table-cell>
          <table:table-cell office:value-type="float" office:value="10174.8" calcext:value-type="float">
            <text:p>10,174.8</text:p>
          </table:table-cell>
          <table:table-cell office:value-type="float" office:value="2.80541968853637" calcext:value-type="float">
            <text:p>2.8054196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96</text:p>
          </table:table-cell>
          <table:table-cell office:value-type="float" office:value="8100.2" calcext:value-type="float">
            <text:p>8,100.2</text:p>
          </table:table-cell>
          <table:table-cell office:value-type="float" office:value="10561" calcext:value-type="float">
            <text:p>10,561.0</text:p>
          </table:table-cell>
          <table:table-cell office:value-type="float" office:value="2.93120419993459" calcext:value-type="float">
            <text:p>2.9312041999</text:p>
          </table:table-cell>
          <table:table-cell table:formula="of:=1+[.D3]/100" office:value-type="float" office:value="1.02931204199935" calcext:value-type="float">
            <text:p>1.029312042</text:p>
          </table:table-cell>
        </table:table-row>
        <table:table-row table:style-name="ro1">
          <table:table-cell office:value-type="string" calcext:value-type="string">
            <text:p>1997</text:p>
          </table:table-cell>
          <table:table-cell office:value-type="float" office:value="8608.5" calcext:value-type="float">
            <text:p>8,608.5</text:p>
          </table:table-cell>
          <table:table-cell office:value-type="float" office:value="11034.9" calcext:value-type="float">
            <text:p>11,034.9</text:p>
          </table:table-cell>
          <table:table-cell office:value-type="float" office:value="2.33768993730761" calcext:value-type="float">
            <text:p>2.3376899373</text:p>
          </table:table-cell>
          <table:table-cell table:formula="of:=[.E3]*(1+[.D4]/100)" office:value-type="float" office:value="1.05337416602866" calcext:value-type="float">
            <text:p>1.053374166</text:p>
          </table:table-cell>
        </table:table-row>
        <table:table-row table:style-name="ro1">
          <table:table-cell office:value-type="string" calcext:value-type="string">
            <text:p>1998</text:p>
          </table:table-cell>
          <table:table-cell office:value-type="float" office:value="9089.2" calcext:value-type="float">
            <text:p>9,089.2</text:p>
          </table:table-cell>
          <table:table-cell office:value-type="float" office:value="11525.9" calcext:value-type="float">
            <text:p>11,525.9</text:p>
          </table:table-cell>
          <table:table-cell office:value-type="float" office:value="1.55227909874323" calcext:value-type="float">
            <text:p>1.5522790987</text:p>
          </table:table-cell>
          <table:table-cell table:formula="of:=[.E4]*(1+[.D5]/100)" office:value-type="float" office:value="1.06972547303948" calcext:value-type="float">
            <text:p>1.069725473</text:p>
          </table:table-cell>
        </table:table-row>
        <table:table-row table:style-name="ro1">
          <table:table-cell office:value-type="string" calcext:value-type="string">
            <text:p>1999</text:p>
          </table:table-cell>
          <table:table-cell office:value-type="float" office:value="9660.6" calcext:value-type="float">
            <text:p>9,660.6</text:p>
          </table:table-cell>
          <table:table-cell office:value-type="float" office:value="12065.9" calcext:value-type="float">
            <text:p>12,065.9</text:p>
          </table:table-cell>
          <table:table-cell office:value-type="float" office:value="2.18802719697377" calcext:value-type="float">
            <text:p>2.188027197</text:p>
          </table:table-cell>
          <table:table-cell table:formula="of:=[.E5]*(1+[.D6]/100)" office:value-type="float" office:value="1.09313135732254" calcext:value-type="float">
            <text:p>1.0931313573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10284.8" calcext:value-type="float">
            <text:p>10,284.8</text:p>
          </table:table-cell>
          <table:table-cell office:value-type="float" office:value="12559.7" calcext:value-type="float">
            <text:p>12,559.7</text:p>
          </table:table-cell>
          <table:table-cell office:value-type="float" office:value="3.37685727149934" calcext:value-type="float">
            <text:p>3.3768572715</text:p>
          </table:table-cell>
          <table:table-cell table:formula="of:=[.E6]*(1+[.D7]/100)" office:value-type="float" office:value="1.13004484304933" calcext:value-type="float">
            <text:p>1.130044843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office:value-type="float" office:value="10621.8" calcext:value-type="float">
            <text:p>10,621.8</text:p>
          </table:table-cell>
          <table:table-cell office:value-type="float" office:value="12682.2" calcext:value-type="float">
            <text:p>12,682.2</text:p>
          </table:table-cell>
          <table:table-cell office:value-type="float" office:value="2.82617111885425" calcext:value-type="float">
            <text:p>2.8261711189</text:p>
          </table:table-cell>
          <table:table-cell table:formula="of:=[.E7]*(1+[.D8]/100)" office:value-type="float" office:value="1.16198184403369" calcext:value-type="float">
            <text:p>1.161981844</text:p>
          </table:table-cell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10977.5" calcext:value-type="float">
            <text:p>10,977.5</text:p>
          </table:table-cell>
          <table:table-cell office:value-type="float" office:value="12908.8" calcext:value-type="float">
            <text:p>12,908.8</text:p>
          </table:table-cell>
          <table:table-cell office:value-type="float" office:value="1.58603162650583" calcext:value-type="float">
            <text:p>1.5860316265</text:p>
          </table:table-cell>
          <table:table-cell table:formula="of:=[.E8]*(1+[.D9]/100)" office:value-type="float" office:value="1.18041124357432" calcext:value-type="float">
            <text:p>1.1804112436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office:value-type="float" office:value="11510.7" calcext:value-type="float">
            <text:p>11,510.7</text:p>
          </table:table-cell>
          <table:table-cell office:value-type="float" office:value="13271.1" calcext:value-type="float">
            <text:p>13,271.1</text:p>
          </table:table-cell>
          <table:table-cell office:value-type="float" office:value="2.27009497336112" calcext:value-type="float">
            <text:p>2.2700949734</text:p>
          </table:table-cell>
          <table:table-cell table:formula="of:=[.E9]*(1+[.D10]/100)" office:value-type="float" office:value="1.20720769987969" calcext:value-type="float">
            <text:p>1.2072076999</text:p>
          </table:table-cell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12274.9" calcext:value-type="float">
            <text:p>12,274.9</text:p>
          </table:table-cell>
          <table:table-cell office:value-type="float" office:value="13773.5" calcext:value-type="float">
            <text:p>13,773.5</text:p>
          </table:table-cell>
          <table:table-cell office:value-type="float" office:value="2.67723669309173" calcext:value-type="float">
            <text:p>2.6772366931</text:p>
          </table:table-cell>
          <table:table-cell table:formula="of:=[.E10]*(1+[.D11]/100)" office:value-type="float" office:value="1.2395275073827" calcext:value-type="float">
            <text:p>1.2395275074</text:p>
          </table:table-cell>
        </table:table-row>
        <table:table-row table:style-name="ro1">
          <table:table-cell office:value-type="string" calcext:value-type="string">
            <text:p>2005</text:p>
          </table:table-cell>
          <table:table-cell office:value-type="float" office:value="13093.7" calcext:value-type="float">
            <text:p>13,093.7</text:p>
          </table:table-cell>
          <table:table-cell office:value-type="float" office:value="14234.2" calcext:value-type="float">
            <text:p>14,234.2</text:p>
          </table:table-cell>
          <table:table-cell office:value-type="float" office:value="3.39274684549547" calcext:value-type="float">
            <text:p>3.3927468455</text:p>
          </table:table-cell>
          <table:table-cell table:formula="of:=[.E11]*(1+[.D12]/100)" office:value-type="float" office:value="1.28158153778848" calcext:value-type="float">
            <text:p>1.2815815378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13855.9" calcext:value-type="float">
            <text:p>13,855.9</text:p>
          </table:table-cell>
          <table:table-cell office:value-type="float" office:value="14613.8" calcext:value-type="float">
            <text:p>14,613.8</text:p>
          </table:table-cell>
          <table:table-cell office:value-type="float" office:value="3.22594410070408" calcext:value-type="float">
            <text:p>3.2259441007</text:p>
          </table:table-cell>
          <table:table-cell table:formula="of:=[.E12]*(1+[.D13]/100)" office:value-type="float" office:value="1.32292464180248" calcext:value-type="float">
            <text:p>1.3229246418</text:p>
          </table:table-cell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14477.6" calcext:value-type="float">
            <text:p>14,477.6</text:p>
          </table:table-cell>
          <table:table-cell office:value-type="float" office:value="14873.7" calcext:value-type="float">
            <text:p>14,873.7</text:p>
          </table:table-cell>
          <table:table-cell office:value-type="float" office:value="2.85267248150136" calcext:value-type="float">
            <text:p>2.8526724815</text:p>
          </table:table-cell>
          <table:table-cell table:formula="of:=[.E13]*(1+[.D14]/100)" office:value-type="float" office:value="1.36066334901017" calcext:value-type="float">
            <text:p>1.360663349</text:p>
          </table:table-cell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14718.6" calcext:value-type="float">
            <text:p>14,718.6</text:p>
          </table:table-cell>
          <table:table-cell office:value-type="float" office:value="14830.4" calcext:value-type="float">
            <text:p>14,830.4</text:p>
          </table:table-cell>
          <table:table-cell office:value-type="float" office:value="3.839100296651" calcext:value-type="float">
            <text:p>3.8391002967</text:p>
          </table:table-cell>
          <table:table-cell table:formula="of:=[.E14]*(1+[.D15]/100)" office:value-type="float" office:value="1.41290057967845" calcext:value-type="float">
            <text:p>1.4129005797</text:p>
          </table:table-cell>
        </table:table-row>
        <table:table-row table:style-name="ro1">
          <table:table-cell office:value-type="string" calcext:value-type="string">
            <text:p>2009</text:p>
          </table:table-cell>
          <table:table-cell table:number-columns-repeated="2" office:value-type="float" office:value="14418.7" calcext:value-type="float">
            <text:p>14,418.7</text:p>
          </table:table-cell>
          <table:table-cell office:value-type="float" office:value="-0.355546266299721" calcext:value-type="float">
            <text:p>-0.3555462663</text:p>
          </table:table-cell>
          <table:table-cell table:formula="of:=[.E15]*(1+[.D16]/100)" office:value-type="float" office:value="1.40787706442087" calcext:value-type="float">
            <text:p>1.4078770644</text:p>
          </table:table-cell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14964.4" calcext:value-type="float">
            <text:p>14,964.4</text:p>
          </table:table-cell>
          <table:table-cell office:value-type="float" office:value="14783.8" calcext:value-type="float">
            <text:p>14,783.8</text:p>
          </table:table-cell>
          <table:table-cell office:value-type="float" office:value="1.64004344238988" calcext:value-type="float">
            <text:p>1.6400434424</text:p>
          </table:table-cell>
          <table:table-cell table:formula="of:=[.E16]*(1+[.D17]/100)" office:value-type="float" office:value="1.43096685989282" calcext:value-type="float">
            <text:p>1.4309668599</text:p>
          </table:table-cell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15517.9" calcext:value-type="float">
            <text:p>15,517.9</text:p>
          </table:table-cell>
          <table:table-cell office:value-type="float" office:value="15020.6" calcext:value-type="float">
            <text:p>15,020.6</text:p>
          </table:table-cell>
          <table:table-cell office:value-type="float" office:value="3.15684156862221" calcext:value-type="float">
            <text:p>3.1568415686</text:p>
          </table:table-cell>
          <table:table-cell table:formula="of:=[.E17]*(1+[.D18]/100)" office:value-type="float" office:value="1.47614021655912" calcext:value-type="float">
            <text:p>1.4761402166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16155.3" calcext:value-type="float">
            <text:p>16,155.3</text:p>
          </table:table-cell>
          <table:table-cell office:value-type="float" office:value="15354.6" calcext:value-type="float">
            <text:p>15,354.6</text:p>
          </table:table-cell>
          <table:table-cell office:value-type="float" office:value="2.0693372652606" calcext:value-type="float">
            <text:p>2.0693372653</text:p>
          </table:table-cell>
          <table:table-cell table:formula="of:=[.E18]*(1+[.D19]/100)" office:value-type="float" office:value="1.50668653614788" calcext:value-type="float">
            <text:p>1.5066865361</text:p>
          </table:table-cell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16691.5" calcext:value-type="float">
            <text:p>16,691.5</text:p>
          </table:table-cell>
          <table:table-cell office:value-type="float" office:value="15612.2" calcext:value-type="float">
            <text:p>15,612.2</text:p>
          </table:table-cell>
          <table:table-cell office:value-type="float" office:value="1.46483265562683" calcext:value-type="float">
            <text:p>1.4648326556</text:p>
          </table:table-cell>
          <table:table-cell table:formula="of:=[.E19]*(1+[.D20]/100)" office:value-type="float" office:value="1.5287569725473" calcext:value-type="float">
            <text:p>1.528756972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17427.6" calcext:value-type="float">
            <text:p>17,427.6</text:p>
          </table:table-cell>
          <table:table-cell office:value-type="float" office:value="16013.3" calcext:value-type="float">
            <text:p>16,013.3</text:p>
          </table:table-cell>
          <table:table-cell office:value-type="float" office:value="1.62222297740851" calcext:value-type="float">
            <text:p>1.6222229774</text:p>
          </table:table-cell>
          <table:table-cell table:formula="of:=[.E20]*(1+[.D21]/100)" office:value-type="float" office:value="1.5535568194247" calcext:value-type="float">
            <text:p>1.553556819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float" office:value="18120.7" calcext:value-type="float">
            <text:p>18,120.7</text:p>
          </table:table-cell>
          <table:table-cell office:value-type="float" office:value="16471.5" calcext:value-type="float">
            <text:p>16,471.5</text:p>
          </table:table-cell>
          <table:table-cell office:value-type="float" office:value="0.118627135552317" calcext:value-type="float">
            <text:p>0.1186271356</text:p>
          </table:table-cell>
          <table:table-cell table:formula="of:=[.E21]*(1+[.D22]/100)" office:value-type="float" office:value="1.55539975937876" calcext:value-type="float">
            <text:p>1.555399759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18624.5" calcext:value-type="float">
            <text:p>18,624.5</text:p>
          </table:table-cell>
          <table:table-cell office:value-type="float" office:value="16716.2" calcext:value-type="float">
            <text:p>16,716.2</text:p>
          </table:table-cell>
          <table:table-cell office:value-type="float" office:value="1.26158320570506" calcext:value-type="float">
            <text:p>1.2615832057</text:p>
          </table:table-cell>
          <table:table-cell table:formula="of:=[.E22]*(1+[.D23]/100)" office:value-type="float" office:value="1.57502242152466" calcext:value-type="float">
            <text:p>1.5750224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2:44:56.075295186</meta:creation-date>
    <dc:date>2017-12-10T22:56:08.227868132</dc:date>
    <meta:editing-duration>PT11M11S</meta:editing-duration>
    <meta:editing-cycles>3</meta:editing-cycles>
    <meta:generator>LibreOffice/5.1.6.2$Linux_X86_64 LibreOffice_project/10m0$Build-2</meta:generator>
    <meta:document-statistic meta:table-count="1" meta:cell-count="115" meta:object-count="0"/>
  </office:meta>
</office:document-meta>
</file>